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dvOT564e738a.BI" svg:font-family="AdvOT564e738a.BI" style:font-family-generic="roman" style:font-pitch="variable"/>
    <style:font-face style:name="AdvOTb4af3d5d.I" svg:font-family="AdvOTb4af3d5d.I" style:font-family-generic="roman" style:font-pitch="variable"/>
    <style:font-face style:name="AdvOTf9433e2d" svg:font-family="AdvOTf9433e2d" style:font-family-generic="roman" style:font-pitch="variable"/>
    <style:font-face style:name="AdvP4C4E51" svg:font-family="AdvP4C4E51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loext:opacity="100%" style:font-name="AdvOTf9433e2d" fo:font-size="10pt" style:font-size-asian="10pt"/>
    </style:style>
    <style:style style:name="T2" style:family="text">
      <style:text-properties fo:color="#000000" loext:opacity="100%" style:font-name="AdvOTb4af3d5d.I" fo:font-size="10pt" style:font-size-asian="10pt"/>
    </style:style>
    <style:style style:name="T3" style:family="text">
      <style:text-properties fo:color="#000000" loext:opacity="100%" style:font-name="AdvOT564e738a.BI" fo:font-size="10pt" style:font-size-asian="10pt"/>
    </style:style>
    <style:style style:name="T4" style:family="text">
      <style:text-properties fo:color="#0000ff" loext:opacity="100%" style:font-name="AdvOTf9433e2d" fo:font-size="10pt" style:font-size-asian="10pt"/>
    </style:style>
    <style:style style:name="T5" style:family="text">
      <style:text-properties style:font-name="AdvOTf9433e2d" fo:font-size="10pt" style:font-size-asian="10pt"/>
    </style:style>
    <style:style style:name="T6" style:family="text">
      <style:text-properties style:font-name="AdvOTb4af3d5d.I" fo:font-size="10pt" style:font-size-asian="10pt"/>
    </style:style>
    <style:style style:name="T7" style:family="text">
      <style:text-properties fo:color="#666666" loext:opacity="100%" style:font-name="ArialMT" fo:font-size="8pt" style:font-size-asian="8pt"/>
    </style:style>
    <style:style style:name="T8" style:family="text">
      <style:text-properties style:font-name="AdvP4C4E51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itate aus Machine Learning for occupation coding von Schierholz</text:h>
      <text:p text:style-name="Text_20_body"/>
      <text:p text:style-name="P1"><text:span text:style-name="T1">Occupation coding can be viewed as a problem of automatic text classification</text:span></text:p>
      <text:p text:style-name="P1"><text:span text:style-name="T1">(e.g., </text:span><text:span text:style-name="T4">Sebastiani 2002</text:span><text:span text:style-name="T1">; </text:span><text:span text:style-name="T4">Grimmer and Stewart 2013</text:span><text:span text:style-name="T1">; </text:span><text:span text:style-name="T4">Gentzkow, Kelly, and</text:span></text:p>
      <text:p text:style-name="P1"><text:span text:style-name="T4">Taddy 2019</text:span><text:span text:style-name="T1">), but it entails some extra challenges. To begin with, the verbal</text:span></text:p>
      <text:p text:style-name="P1"><text:span text:style-name="T1">answers about a person’s occupation are often short and can include misspellings.</text:span></text:p>
      <text:p text:style-name="P1"><text:span text:style-name="T1">In addition, the classification problem is high-dimensional, with several</text:span></text:p>
      <text:p text:style-name="P1"><text:span text:style-name="T1">hundreds of outcome categories and tens of thousands of distinct words uttered</text:span></text:p>
      <text:p text:style-name="P1"><text:span text:style-name="T1">by respondents. On the one hand, this raises issues regarding the speed and efficiency</text:span></text:p>
      <text:p text:style-name="P1"><text:span text:style-name="T1">of computation. On the other hand, the ideal training data would need</text:span></text:p>
      <text:p text:style-name="P1"><text:span text:style-name="T1">to contain every possible input text more than once, requiring millions of</text:span></text:p>
      <text:p text:style-name="P1"><text:span text:style-name="T1">observations, a number rarely collected in typical surveys. To alleviate this</text:span></text:p>
      <text:p text:style-name="P1"><text:span text:style-name="T1">concern we pool data from multiple surveys. Moreover, manual occupation</text:span></text:p>
      <text:p text:style-name="P1"><text:span text:style-name="T1">coding is not particularly standardized and coders frequently disagree about</text:span></text:p>
      <text:p text:style-name="P1"><text:span text:style-name="T1">the correct category when coding identical answers (</text:span><text:span text:style-name="T4">Elias 1997</text:span><text:span text:style-name="T1">; </text:span><text:span text:style-name="T4">Bound,</text:span></text:p>
      <text:p text:style-name="P1"><text:span text:style-name="T4">Brown, and Mathiowetz 2001</text:span><text:span text:style-name="T1">; </text:span><text:span text:style-name="T4">Kim, Kim, and Ban 2019</text:span><text:span text:style-name="T1">; </text:span><text:span text:style-name="T4">Massing, Wasmer,</text:span></text:p>
      <text:p text:style-name="P1"><text:span text:style-name="T4">Wolf, and Zuell 2019</text:span><text:span text:style-name="T1">). No algorithm can code answers with high accuracy if</text:span></text:p>
      <text:p text:style-name="P1"><text:span text:style-name="T1">humans do not agree about what is correct. We thus cannot expect to code every</text:span></text:p>
      <text:p text:style-name="P1"><text:span text:style-name="T1">single answer automatically and without human control. However, we still</text:span></text:p>
      <text:p text:style-name="P1"><text:span text:style-name="T1">see a possibility to partly overcome these challenges and achieve a larger degree</text:span></text:p>
      <text:p text:style-name="Standard"><text:span text:style-name="T1">of automation by employing better algorithms</text:span></text:p>
      <text:p text:style-name="Standard"><text:span text:style-name="T1"/></text:p>
      <text:p text:style-name="P1"><text:span text:style-name="T1">For the evaluation we adopt an applied perspective, asking how many</text:span></text:p>
      <text:p text:style-name="P1"><text:span text:style-name="T5">answers could be coded automatically and how often the assigned categories</text:span></text:p>
      <text:p text:style-name="Standard"><text:span text:style-name="T5">would be identical with manual coding</text:span></text:p>
      <text:p text:style-name="Standard"><text:span text:style-name="T1"/></text:p>
      <text:p text:style-name="Standard"><text:span text:style-name="T2">Coding index </text:span><text:span text:style-name="T5">(</text:span><text:span text:style-name="T6">exact matching</text:span><text:span text:style-name="T5">) is our first algorithm</text:span></text:p>
      <text:p text:style-name="Standard"><text:span text:style-name="T1"/></text:p>
      <text:p text:style-name="P1"><text:span text:style-name="T1">This brings us to the second algorithm tested here, named </text:span><text:span text:style-name="T2">coding index </text:span><text:span text:style-name="T1">(</text:span><text:span text:style-name="T2">similarity</text:span></text:p>
      <text:p text:style-name="P1"><text:span text:style-name="T2">matching</text:span><text:span text:style-name="T1">). This general approach—using a coding index and calculating</text:span></text:p>
      <text:p text:style-name="P1"><text:span text:style-name="T1">similarities—is widely used and any comparison study would be incomplete</text:span></text:p>
      <text:p text:style-name="P1"><text:span text:style-name="T3">4 Schierholz and Schonlau </text:span><text:span text:style-name="T1">without it.</text:span></text:p>
      <text:p text:style-name="P1"><text:span text:style-name="T1">One prominent computer program based</text:span></text:p>
      <text:p text:style-name="P1"><text:span text:style-name="T1">on this approach is the “computer-assisted structural coding tool” (CASCOT)</text:span></text:p>
      <text:p text:style-name="P1"><text:span text:style-name="T1">(</text:span><text:span text:style-name="T4">Elias et al. 2014</text:span><text:span text:style-name="T1">), which we use in the subsequent comparison.</text:span></text:p>
      <text:p text:style-name="P1"/>
      <text:p text:style-name="P1"><text:span text:style-name="T1">A shift toward statistical machine learning for occupation coding occurred</text:span></text:p>
      <text:p text:style-name="P1"><text:span text:style-name="T1">when </text:span><text:span text:style-name="T4">Creecy et al. (1992) </text:span><text:span text:style-name="T1">published their algorithm, </text:span><text:span text:style-name="T5">called </text:span><text:span text:style-name="T6">memory-based reasoning</text:span><text:span text:style-name="T5">.</text:span></text:p>
      <text:p text:style-name="P1"><text:span text:style-name="T5">This algorithm contrasts with previous research conducted at the US</text:span></text:p>
      <text:p text:style-name="P1"><text:span text:style-name="T5">Census Bureau, which was based on coding indices and similarity matching.</text:span></text:p>
      <text:p text:style-name="P1"><text:span text:style-name="T5"/></text:p>
      <text:p text:style-name="P1"><text:span text:style-name="T1">In a similar vein, </text:span><text:span text:style-name="T4">Gweon et al. (2017) </text:span><text:span text:style-name="T1">proposed an </text:span><text:span text:style-name="T2">adapted nearest neighbor</text:span></text:p>
      <text:p text:style-name="P1"><text:span text:style-name="T1">algorithm for occupation coding. To classify a new response, the algorithm</text:span></text:p>
      <text:p text:style-name="P1"><text:span text:style-name="T1">searches the training data for all responses that have the greatest cosine similarity</text:span></text:p>
      <text:p text:style-name="P1"><text:span text:style-name="T1">(in a vector representation) and predicts the majority code among the training</text:span></text:p>
      <text:p text:style-name="P1"><text:span text:style-name="T1">cases found (known as the 1-nearest neighbor algorithm).</text:span></text:p>
      <text:p text:style-name="P1"><text:span text:style-name="T5"/></text:p>
      <text:p text:style-name="P1"><text:span text:style-name="T5">The fifth algorithm in our comparison is </text:span><text:span text:style-name="T6">multinomial logistic regression</text:span></text:p>
      <text:p text:style-name="P1"><text:span text:style-name="T6">with elastic net penalization</text:span></text:p>
      <text:p text:style-name="P1"><text:span text:style-name="T6"/></text:p>
      <text:p text:style-name="P1"><text:span text:style-name="T1">The sixth algorithm, </text:span><text:span text:style-name="T2">tree boosting </text:span><text:span text:style-name="T1">(</text:span><text:span text:style-name="T2">XGBoost</text:span><text:span text:style-name="T1">), builds on the R-package</text:span></text:p>
      <text:p text:style-name="P1"><text:span text:style-name="T1">XGBoost, which implements </text:span><text:span text:style-name="T4">Friedman’s (2001) </text:span><text:span text:style-name="T1">gradient boosting</text:span></text:p>
      <text:p text:style-name="P1"><text:span text:style-name="T1">algorithm efficiently and has an impressive track-record in winning machine</text:span></text:p>
      <text:p text:style-name="P1"><text:span text:style-name="T1">learning competitions (</text:span><text:span text:style-name="T4">Chen and Guestrin 2016</text:span><text:span text:style-name="T1">).</text:span></text:p>
      <text:p text:style-name="P1"><text:span text:style-name="T2"/></text:p>
      <text:p text:style-name="P1"><text:span text:style-name="T1"/></text:p>
      <text:p text:style-name="P1"><text:span text:style-name="T5">The seventh algorithm, </text:span><text:span text:style-name="T6">tree boosting </text:span><text:span text:style-name="T5">(</text:span><text:span text:style-name="T6">XGBoost\w coding index</text:span><text:span text:style-name="T5">) is almost</text:span></text:p>
      <text:p text:style-name="P1"><text:soft-page-break/><text:span text:style-name="T5">the same as the sixth, the difference being that </text:span><text:span text:style-name="T8">&gt;</text:span><text:span text:style-name="T5">50,000 job titles from the coding</text:span></text:p>
      <text:p text:style-name="P1"><text:span text:style-name="T5">index (used with algorithms 1 and 2) are appended to the training data</text:span></text:p>
      <text:p text:style-name="P1"><text:span text:style-name="T5">taken from surveys (used with algorithms 3–6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dvOT564e738a.BI" svg:font-family="AdvOT564e738a.BI" style:font-family-generic="roman" style:font-pitch="variable"/>
    <style:font-face style:name="AdvOTb4af3d5d.I" svg:font-family="AdvOTb4af3d5d.I" style:font-family-generic="roman" style:font-pitch="variable"/>
    <style:font-face style:name="AdvOTf9433e2d" svg:font-family="AdvOTf9433e2d" style:font-family-generic="roman" style:font-pitch="variable"/>
    <style:font-face style:name="AdvP4C4E51" svg:font-family="AdvP4C4E51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2:13:21.850000000</meta:creation-date>
    <dc:date>2021-12-15T12:31:16.178000000</dc:date>
    <meta:editing-duration>P4DT7M42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0" meta:word-count="518" meta:character-count="3411" meta:non-whitespace-character-count="2946"/>
  </office:meta>
</office:document-meta>
</file>